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office:value-type="string" calcext:value-type="string">
            <text:p>33.1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.00.0000</text:date>, <text:time style:data-style-name="N2" text:time-value="16:41:04.44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2T16:42:11.158000000</dc:date>
    <meta:editing-duration>P3DT1H19M43S</meta:editing-duration>
    <meta:editing-cycles>1186</meta:editing-cycles>
    <meta:document-statistic meta:table-count="2" meta:cell-count="5409" meta:object-count="0"/>
  </office:meta>
</office:document-meta>
</file>